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esourcesModel.setFactory( String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getRetur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se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doesReturn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setReturnNull( boolean a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MessageResourcesModel(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setReturnNull( Boolean return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sourcesModel.writeToElement( XmlModelWriter xw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ResourcesMode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